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A3BBED1E27084E44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bfff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b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bfff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bfff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6</text:span></text:p>
          </draw:text-box>
        </draw:frame>
        <draw:frame draw:style-name="gr2" draw:text-style-name="P2" draw:layer="layout" svg:width="16.474cm" svg:height="1.581cm" draw:transform="rotate (1.5707963267949) translate (3.175cm 16.69cm)">
          <draw:text-box>
            <text:p><text:span text:style-name="T2">Molding Values, Using Doors</text:span></text:p>
          </draw:text-box>
        </draw:frame>
        <draw:frame draw:style-name="gr3" draw:text-style-name="P3" draw:layer="layout" svg:width="21.769cm" svg:height="12.245cm" svg:x="6.17cm" svg:y="2.896cm">
          <draw:image xlink:href="Pictures/10000000000004B0000002A3BBED1E27084E444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7T18:33:29.037700087</dc:date>
    <meta:editing-duration>PT7H21M45S</meta:editing-duration>
    <meta:editing-cycles>220</meta:editing-cycles>
    <meta:generator>LibreOffice/7.2.5.2$Linux_X86_64 LibreOffice_project/20$Build-2</meta:generator>
    <meta:document-statistic meta:object-count="26"/>
  </office:meta>
</office:document-meta>
</file>